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c4fd" officeooo:paragraph-rsid="001cc4fd"/>
    </style:style>
    <style:style style:name="P2" style:family="paragraph" style:parent-style-name="Text_20_body" style:list-style-name="L11"/>
    <style:style style:name="P3" style:family="paragraph" style:parent-style-name="Text_20_body" style:list-style-name="L11">
      <style:paragraph-properties fo:margin-top="0cm" fo:margin-bottom="0cm" style:contextual-spacing="false"/>
    </style:style>
    <style:style style:name="P4" style:family="paragraph" style:parent-style-name="Text_20_body" style:list-style-name="L13"/>
    <style:style style:name="P5" style:family="paragraph" style:parent-style-name="Text_20_body" style:list-style-name="L1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 trata de trabajadores por cuenta ajena o propia? Indica dos ventajas y dos inconvenientes de este tipo de trabajo</text:p>
      <text:p text:style-name="P1">Son por cuenta propia, son los fundadores de WEFOOD</text:p>
      <text:p text:style-name="P1">ventajas e inconvenientes de ser trabajador por cuenta propia.</text:p>
      <text:p text:style-name="P1">Ventajas:</text:p>
      <text:p text:style-name="P1">-Tienen autonomía a la hora de tomar decisiones de su empresa. </text:p>
      <text:p text:style-name="P1">-Y obtienen beneficios de la empresa directamente a ellos. </text:p>
      <text:p text:style-name="P1">Inconvenientes:</text:p>
      <text:p text:style-name="P1">-La responsabilidad financiera recae sobre ellos, los que puede implicar asumir riesgos económicos</text:p>
      <text:p text:style-name="P1">-La jornada laboral en una empresa propia es más larga de lo normal, ya que hay que asumir muchos aspectos de la empresa. </text:p>
      <text:p text:style-name="P1">Ventajas e inconvenientes de ser trabajador por cuenta ajena.</text:p>
      <text:p text:style-name="P1">Ventajas:</text:p>
      <text:p text:style-name="P1">-Tienen más estabilidad financiera al recibir un salario de forma regular</text:p>
      <text:p text:style-name="P1">- No tienen que tomar decisiones críticas para la empresa y no asumen riesgos.</text:p>
      <text:p text:style-name="P1">Inconvenientes:</text:p>
      <text:p text:style-name="P1">- Tienen menos autonomía a la hora de tomar decisiones y tener siempre un jefe al que preguntarle.</text:p>
      <text:p text:style-name="P1">- Tienen menos beneficios de la empresa ya que tienen un salario cerrado.</text:p>
      <text:p text:style-name="P1">2. Enumera los requisitos básicos que debe reunir una persona para poder convertirse en empresaria. ¿Cumplen estos requisitos? Razona tu respuesta.</text:p>
      <text:p text:style-name="P1">Los requisitos básicos para ser empresario incluyen habilidades empresariales, conocimientos del sector, capacidad financiera y perseverancia. Rodrigo y Sergio cumplen una gran parte de los requisitos </text:p>
      <text:p text:style-name="P1">3. ¿Rodrigo y Sergio serían emprendedores o intraemprendedores? ¿Por qué?</text:p>
      <text:p text:style-name="P1">Rodrigo y Sergio serían considerados emprendedores, ya que han creado su propia empresa desde cero </text:p>
      <text:p text:style-name="P1">4. ¿Cuál sería la propuesta de valor de la idea de WEFOOD?</text:p>
      <text:p text:style-name="P1">La propuesta de valor de WEFOOD radica en ofrecer platos saludables que pueden calentarse en el microondas directamente en su envase sin perder propiedades. </text:p>
      <text:p text:style-name="P1">5. Enumera las fuentes de idea de negocio. Indica en cuál de ellas encajaría la de estos</text:p>
      <text:p text:style-name="P1">emprendedores.</text:p>
      <text:list text:style-name="L11">
        <text:list-item>
          <text:p text:style-name="P3"><text:span text:style-name="Strong_20_Emphasis">Observación del Mercado:</text:span> Identificación de necesidades no satisfechas en el mercado.</text:p>
        </text:list-item>
        <text:list-item>
          <text:p text:style-name="P3"><text:span text:style-name="Strong_20_Emphasis">Experiencia Personal:</text:span> Desarrollo de ideas basadas en experiencias personales o problemas enfrentados.</text:p>
        </text:list-item>
        <text:list-item>
          <text:p text:style-name="P3"><text:span text:style-name="Strong_20_Emphasis">Tendencias de Mercado:</text:span> Identificación de oportunidades en tendencias emergentes.</text:p>
        </text:list-item>
        <text:list-item>
          <text:p text:style-name="P3"><text:span text:style-name="Strong_20_Emphasis">Investigación y Desarrollo:</text:span> Creación de productos a través de investigación y desarrollo.</text:p>
        </text:list-item>
        <text:list-item>
          <text:p text:style-name="P2"><text:span text:style-name="Strong_20_Emphasis">Innovación:</text:span> Introducción de soluciones únicas o mejoras en productos o servicios.</text:p>
        </text:list-item>
      </text:list>
      <text:p text:style-name="P1">WEFOOD usaría la fuente por la parte de experiencia personal, ya que surge de la pasion compartida por la cocina</text:p>
      <text:p text:style-name="P1"/>
      <text:p text:style-name="P1">6. Enumera cinco cualidades que deben tener la persona emprendedora.</text:p>
      <text:list text:style-name="L13">
        <text:list-item>
          <text:p text:style-name="P5"><text:span text:style-name="Strong_20_Emphasis">Visión:</text:span> Capacidad para establecer metas a largo plazo y visualizar el éxito.</text:p>
        </text:list-item>
        <text:list-item>
          <text:p text:style-name="P5"><text:span text:style-name="Strong_20_Emphasis">Resiliencia:</text:span> Habilidad para superar desafíos y aprender de los fracasos.</text:p>
        </text:list-item>
        <text:list-item>
          <text:p text:style-name="P5"><text:span text:style-name="Strong_20_Emphasis">Innovación:</text:span> Buscar constantemente nuevas ideas y enfoques.</text:p>
        </text:list-item>
        <text:list-item>
          <text:p text:style-name="P5"><text:span text:style-name="Strong_20_Emphasis">Habilidades de Toma de Decisiones:</text:span> Tomar decisiones informadas y rápidas.</text:p>
        </text:list-item>
        <text:list-item>
          <text:p text:style-name="P4"><text:span text:style-name="Strong_20_Emphasis">Habilidades Interpersonales:</text:span> Capacidad para construir y mantener relaciones efectivas con socios, empleados y cliente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2:20:14.305000000</meta:creation-date>
    <dc:date>2024-01-20T12:47:33.177000000</dc:date>
    <meta:editing-duration>PT27M20S</meta:editing-duration>
    <meta:editing-cycles>1</meta:editing-cycles>
    <meta:document-statistic meta:table-count="0" meta:image-count="0" meta:object-count="0" meta:page-count="1" meta:paragraph-count="36" meta:word-count="438" meta:character-count="2865" meta:non-whitespace-character-count="2467"/>
    <meta:generator>LibreOffice/7.6.4.1$Windows_X86_64 LibreOffice_project/e19e193f88cd6c0525a17fb7a176ed8e6a3e2aa1</meta:generator>
  </office:meta>
</office:document-meta>
</file>